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4000000A6CD60F9FA.png" manifest:media-type="image/png"/>
  <manifest:file-entry manifest:full-path="Pictures/1000000000000114000000A6A52E7B5D.png" manifest:media-type="image/png"/>
  <manifest:file-entry manifest:full-path="Pictures/1000000000000114000000A64A3DBA17.png" manifest:media-type="image/png"/>
  <manifest:file-entry manifest:full-path="Pictures/1000000000000114000000A65FCB87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7591in" svg:y="0.0291in" svg:width="3.4071in" svg:height="2.0744in" draw:z-index="0"><draw:image xlink:href="Pictures/1000000000000114000000A65FCB879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1.7591in" svg:y="0.1835in" svg:width="3.4071in" svg:height="2.0744in" draw:z-index="1"><draw:image xlink:href="Pictures/1000000000000114000000A64A3DBA1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1.7591in" svg:y="0.1791in" svg:width="3.4071in" svg:height="2.0744in" draw:z-index="2"><draw:image xlink:href="Pictures/1000000000000114000000A6A52E7B5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3.4071in" svg:height="2.0744in" draw:z-index="3"><draw:image xlink:href="Pictures/1000000000000114000000A6CD60F9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1:10:25.442700940</meta:creation-date>
    <dc:date>2016-09-30T11:14:09.917131153</dc:date>
    <meta:editing-duration>PT3M49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4.3.7.2$Linux_X86_64 LibreOffice_project/430$Build-2</meta:generator>
  </office:meta>
</office:document-meta>
</file>